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Version.LenyaVersion( String _event , String _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yaVersion.setUserId( String _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get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getValue( String variab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yaVersion.setDate( Date _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setValue( String variable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Version.setIPAddress( String _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